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ra N ciclos brilho-escuro-brilho</text:p>
          </table:table-cell>
          <table:table-cell table:number-columns-repeated="5"/>
          <table:table-cell office:value-type="string" calcext:value-type="string">
            <text:p>Para N ciclos escuro-brilho-escuro (angulo)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Di (µm)</text:p>
          </table:table-cell>
          <table:table-cell office:value-type="string" calcext:value-type="string">
            <text:p>Df (µ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7" calcext:value-type="float">
            <text:p>287</text:p>
          </table:table-cell>
          <table:table-cell office:value-type="float" office:value="40" calcext:value-type="float">
            <text:p>40</text:p>
          </table:table-cell>
          <table:table-cell office:value-type="float" office:value="12.7" calcext:value-type="float">
            <text:p>12.7</text:p>
          </table:table-cell>
          <table:table-cell table:formula="of:=[.C4]*0.0000006328/(2*[.D4]*10^-6)" office:value-type="float" office:value="0.996535433070866" calcext:value-type="float">
            <text:p>0.996535433070866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table:formula="of:=0.0055*1.00029^2*SIN([.G4]*PI()/180)^2" office:value-type="float" office:value="0.0000452046625667495" calcext:value-type="float">
            <text:p>4.52046625667495E-05</text:p>
          </table:table-cell>
          <table:table-cell table:formula="of:=(0.0055*1.00029*SIN([.G4]*PI()/180)^2-[.H4]*0.0000006382)" office:value-type="float" office:value="0.0000260455570152151" calcext:value-type="float">
            <text:p>2.60455570152151E-05</text:p>
          </table:table-cell>
          <table:table-cell table:formula="of:=[.I4]/[.J4]" office:value-type="float" office:value="1.73559976238336" calcext:value-type="float">
            <text:p>1.735599762383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89" calcext:value-type="float">
            <text:p>489</text:p>
          </table:table-cell>
          <table:table-cell office:value-type="float" office:value="30" calcext:value-type="float">
            <text:p>30</text:p>
          </table:table-cell>
          <table:table-cell office:value-type="float" office:value="10.7" calcext:value-type="float">
            <text:p>10.7</text:p>
          </table:table-cell>
          <table:table-cell table:formula="of:=[.C5]*0.0000006328/(2*[.D5]*10^-6)" office:value-type="float" office:value="0.887102803738318" calcext:value-type="float">
            <text:p>0.887102803738318</text:p>
          </table:table-cell>
          <table:table-cell/>
          <table:table-cell office:value-type="float" office:value="4.99" calcext:value-type="float">
            <text:p>4.99</text:p>
          </table:table-cell>
          <table:table-cell office:value-type="float" office:value="30" calcext:value-type="float">
            <text:p>30</text:p>
          </table:table-cell>
          <table:table-cell table:formula="of:=0.0055*1.00029^2*SIN([.G5]*PI()/180)^2" office:value-type="float" office:value="0.0000416362924787302" calcext:value-type="float">
            <text:p>4.16362924787302E-05</text:p>
          </table:table-cell>
          <table:table-cell table:formula="of:=(0.0055*1.00029*SIN([.G5]*PI()/180)^2-[.H5]*0.0000006382)" office:value-type="float" office:value="0.0000224782214545084" calcext:value-type="float">
            <text:p>2.24782214545084E-05</text:p>
          </table:table-cell>
          <table:table-cell table:formula="of:=[.I5]/[.J5]" office:value-type="float" office:value="1.8522947895586" calcext:value-type="float">
            <text:p>1.85229478955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2.8" calcext:value-type="float">
            <text:p>512.8</text:p>
          </table:table-cell>
          <table:table-cell office:value-type="float" office:value="40" calcext:value-type="float">
            <text:p>40</text:p>
          </table:table-cell>
          <table:table-cell office:value-type="float" office:value="12.5" calcext:value-type="float">
            <text:p>12.5</text:p>
          </table:table-cell>
          <table:table-cell table:formula="of:=[.C6]*0.0000006328/(2*[.D6]*10^-6)" office:value-type="float" office:value="1.01248" calcext:value-type="float">
            <text:p>1.01248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30" calcext:value-type="float">
            <text:p>30</text:p>
          </table:table-cell>
          <table:table-cell table:formula="of:=0.0055*1.00029^2*SIN([.G6]*PI()/180)^2" office:value-type="float" office:value="0.0000452046625667495" calcext:value-type="float">
            <text:p>4.52046625667495E-05</text:p>
          </table:table-cell>
          <table:table-cell table:formula="of:=(0.0055*1.00029*SIN([.G6]*PI()/180)^2-[.H6]*0.0000006382)" office:value-type="float" office:value="0.0000260455570152151" calcext:value-type="float">
            <text:p>2.60455570152151E-05</text:p>
          </table:table-cell>
          <table:table-cell table:formula="of:=[.I6]/[.J6]" office:value-type="float" office:value="1.73559976238336" calcext:value-type="float">
            <text:p>1.735599762383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38.1" calcext:value-type="float">
            <text:p>538.1</text:p>
          </table:table-cell>
          <table:table-cell office:value-type="float" office:value="40" calcext:value-type="float">
            <text:p>40</text:p>
          </table:table-cell>
          <table:table-cell office:value-type="float" office:value="12.8" calcext:value-type="float">
            <text:p>12.8</text:p>
          </table:table-cell>
          <table:table-cell table:formula="of:=[.C7]*0.0000006328/(2*[.D7]*10^-6)" office:value-type="float" office:value="0.98875" calcext:value-type="float">
            <text:p>0.98875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30" calcext:value-type="float">
            <text:p>30</text:p>
          </table:table-cell>
          <table:table-cell table:formula="of:=0.0055*1.00029^2*SIN([.G7]*PI()/180)^2" office:value-type="float" office:value="0.0000469550119034594" calcext:value-type="float">
            <text:p>4.69550119034594E-05</text:p>
          </table:table-cell>
          <table:table-cell table:formula="of:=(0.0055*1.00029*SIN([.G7]*PI()/180)^2-[.H7]*0.0000006382)" office:value-type="float" office:value="0.0000277953988977791" calcext:value-type="float">
            <text:p>2.77953988977791E-05</text:p>
          </table:table-cell>
          <table:table-cell table:formula="of:=[.I7]/[.J7]" office:value-type="float" office:value="1.68930879805475" calcext:value-type="float">
            <text:p>1.6893087980547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35.3" calcext:value-type="float">
            <text:p>535.3</text:p>
          </table:table-cell>
          <table:table-cell office:value-type="float" office:value="40" calcext:value-type="float">
            <text:p>40</text:p>
          </table:table-cell>
          <table:table-cell office:value-type="float" office:value="14.4" calcext:value-type="float">
            <text:p>14.4</text:p>
          </table:table-cell>
          <table:table-cell table:formula="of:=[.C8]*0.0000006328/(2*[.D8]*10^-6)" office:value-type="float" office:value="0.878888888888889" calcext:value-type="float">
            <text:p>0.8788888888888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0.0055*1.00029^2*SIN([.G8]*PI()/180)^2" office:value-type="float" office:value="0.0000601289576127777" calcext:value-type="float">
            <text:p>6.01289576127777E-05</text:p>
          </table:table-cell>
          <table:table-cell table:formula="of:=(0.0055*1.00029*SIN([.G8]*PI()/180)^2-[.H8]*0.0000006382)" office:value-type="float" office:value="0.0000345835252704493" calcext:value-type="float">
            <text:p>3.45835252704493E-05</text:p>
          </table:table-cell>
          <table:table-cell table:formula="of:=[.I8]/[.J8]" office:value-type="float" office:value="1.73865900432529" calcext:value-type="float">
            <text:p>1.7386590043252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.9" calcext:value-type="float">
            <text:p>12.9</text:p>
          </table:table-cell>
          <table:table-cell table:formula="of:=[.C9]*0.0000006328/(2*[.D9]*10^-6)" office:value-type="float" office:value="0.98108527131783" calcext:value-type="float">
            <text:p>0.98108527131783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30" calcext:value-type="float">
            <text:p>30</text:p>
          </table:table-cell>
          <table:table-cell table:formula="of:=0.0055*1.00029^2*SIN([.G9]*PI()/180)^2" office:value-type="float" office:value="0.0000434872897450345" calcext:value-type="float">
            <text:p>4.34872897450345E-05</text:p>
          </table:table-cell>
          <table:table-cell table:formula="of:=(0.0055*1.00029*SIN([.G9]*PI()/180)^2-[.H9]*0.0000006382)" office:value-type="float" office:value="0.0000243286820872292" calcext:value-type="float">
            <text:p>2.43286820872292E-05</text:p>
          </table:table-cell>
          <table:table-cell table:formula="of:=[.I9]/[.J9]" office:value-type="float" office:value="1.78749056727007" calcext:value-type="float">
            <text:p>1.7874905672700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3.5" calcext:value-type="float">
            <text:p>13.5</text:p>
          </table:table-cell>
          <table:table-cell table:formula="of:=[.C10]*0.0000006328/(2*[.D10]*10^-6)" office:value-type="float" office:value="1.05466666666667" calcext:value-type="float">
            <text:p>1.05466666666667</text:p>
          </table:table-cell>
          <table:table-cell table:number-columns-repeated="3"/>
          <table:table-cell table:formula="of:=0.0055*1.00029^2*SIN([.G10]*PI()/180)^2" office:value-type="float" office:value="0" calcext:value-type="float">
            <text:p>0</text:p>
          </table:table-cell>
          <table:table-cell table:formula="of:=(0.0055*1.00029*SIN([.G10]*PI()/180)^2-[.H10]*0.0000006382)" office:value-type="float" office:value="0" calcext:value-type="float">
            <text:p>0</text:p>
          </table:table-cell>
          <table:table-cell table:formula="of:=[.I10]/[.J10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3.7" calcext:value-type="float">
            <text:p>13.7</text:p>
          </table:table-cell>
          <table:table-cell table:formula="of:=[.C11]*0.0000006328/(2*[.D11]*10^-6)" office:value-type="float" office:value="0.993080291970803" calcext:value-type="float">
            <text:p>0.9930802919708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1.9" calcext:value-type="float">
            <text:p>11.9</text:p>
          </table:table-cell>
          <table:table-cell table:formula="of:=[.C12]*0.0000006328/(2*[.D12]*10^-6)" office:value-type="float" office:value="1.06352941176471" calcext:value-type="float">
            <text:p>1.06352941176471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formula="of:=SUM([.E4:.E12])/9" office:value-type="float" office:value="0.984013196379787" calcext:value-type="float">
            <text:p>0.98401319637978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la" number:country="VA">€</number:currency-symbol>
      <number:text> </number:text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09:30:52.983304112</meta:creation-date>
    <dc:date>2025-10-14T12:46:55.417592259</dc:date>
    <meta:editing-duration>PT1H6M25S</meta:editing-duration>
    <meta:editing-cycles>2</meta:editing-cycles>
    <meta:generator>LibreOffice/25.2.5.2$Linux_X86_64 LibreOffice_project/520$Build-2</meta:generator>
    <meta:document-statistic meta:table-count="1" meta:cell-count="81" meta:object-count="0"/>
  </office:meta>
</office:document-meta>
</file>